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663300" draw:textarea-horizontal-align="justify" draw:textarea-vertical-align="middle" draw:auto-grow-height="false"/>
    </style:style>
    <style:style style:name="gr2" style:family="graphic" style:parent-style-name="objectwithoutfill">
      <style:graphic-properties draw:fill="solid" draw:fill-color="#003300" draw:textarea-vertical-align="middle"/>
    </style:style>
    <style:style style:name="gr3" style:family="graphic" style:parent-style-name="objectwithoutfill">
      <style:graphic-properties draw:fill="solid" draw:fill-color="#cc9900" draw:textarea-vertical-align="middle"/>
    </style:style>
    <style:style style:name="gr4" style:family="graphic" style:parent-style-name="standard">
      <style:graphic-properties draw:fill-color="#66ff66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fill="solid" draw:fill-color="#ffcc00" draw:textarea-vertical-align="middle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/>
    </style:style>
    <style:style style:name="gr8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9" style:family="graphic" style:parent-style-name="objectwithoutfill">
      <style:graphic-properties draw:fill="solid" draw:fill-color="#99ff66" draw:textarea-vertical-align="middle"/>
    </style:style>
    <style:style style:name="gr10" style:family="graphic" style:parent-style-name="objectwithoutfill">
      <style:graphic-properties svg:stroke-width="0.2cm" draw:marker-start-width="0.815cm" draw:marker-end-width="0.815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draw:stroke="dash" draw:stroke-dash="Fine_20_Dashed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dash" draw:stroke-dash="Fine_20_Dashed_20__28_var_29_" svg:stroke-width="0.1cm" svg:stroke-color="#6666ff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1cm" fo:min-width="6.8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1cm" fo:min-width="7.607cm"/>
    </style:style>
    <style:style style:name="gr15" style:family="graphic" style:parent-style-name="standard">
      <style:graphic-properties draw:stroke="none" svg:stroke-color="#000000" draw:fill="none" draw:fill-color="#ffffff" fo:min-height="1.18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2cm" svg:height="0.422cm" svg:x="7.982cm" svg:y="7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1" draw:layer="layout" svg:width="1.946cm" svg:height="1.839cm" svg:x="7.197cm" svg:y="6.444cm" svg:viewBox="0 0 1947 1840" draw:points="53,999 790,0 1525,841 1210,790 1683,1210 1314,1157 1947,1683 1263,1630 1525,1840 894,1630 421,1789 684,1367 0,1683 526,1157 53,1314 579,737 105,999">
          <text:p/>
        </draw:polygon>
        <draw:g>
          <draw:polygon draw:style-name="gr3" draw:text-style-name="P1" draw:layer="layout" svg:width="0.478cm" svg:height="1.066cm" svg:x="11.041cm" svg:y="7.531cm" svg:viewBox="0 0 479 1067" draw:points="405,884 479,993 405,1031 258,884 258,1067 184,884 74,958 37,1067 0,921 147,774 147,405 0,37 74,37 184,295 258,74 368,0 295,258 442,0 332,405 332,589 368,847">
            <text:p/>
          </draw:polygon>
          <draw:custom-shape draw:style-name="gr4" draw:text-style-name="P1" draw:layer="layout" svg:width="1.434cm" svg:height="1.289cm" svg:x="10.562cm" svg:y="6.3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" draw:text-style-name="P1" draw:layer="layout" svg:x1="7.613cm" svg:y1="12.681cm" svg:x2="7.281cm" svg:y2="11.744cm">
            <text:p/>
          </draw:line>
          <draw:line draw:style-name="gr5" draw:text-style-name="P1" draw:layer="layout" svg:x1="7.528cm" svg:y1="12.934cm" svg:x2="7.036cm" svg:y2="11.552cm">
            <text:p/>
          </draw:line>
          <draw:line draw:style-name="gr5" draw:text-style-name="P1" draw:layer="layout" svg:x1="7.502cm" svg:y1="13.057cm" svg:x2="7.061cm" svg:y2="12.226cm">
            <text:p/>
          </draw:line>
          <draw:line draw:style-name="gr5" draw:text-style-name="P1" draw:layer="layout" svg:x1="7.684cm" svg:y1="12.425cm" svg:x2="7.41cm" svg:y2="11.545cm">
            <text:p/>
          </draw:line>
          <draw:line draw:style-name="gr5" draw:text-style-name="P1" draw:layer="layout" svg:x1="7.714cm" svg:y1="12.165cm" svg:x2="7.547cm" svg:y2="11.449cm">
            <text:p/>
          </draw:line>
          <draw:line draw:style-name="gr5" draw:text-style-name="P1" draw:layer="layout" svg:x1="7.849cm" svg:y1="12.009cm" svg:x2="7.656cm" svg:y2="11.172cm">
            <text:p/>
          </draw:line>
          <draw:line draw:style-name="gr5" draw:text-style-name="P1" draw:layer="layout" svg:x1="7.394cm" svg:y1="13.228cm" svg:x2="7.076cm" svg:y2="12.538cm">
            <text:p/>
          </draw:line>
          <draw:line draw:style-name="gr5" draw:text-style-name="P1" draw:layer="layout" svg:x1="7.612cm" svg:y1="13.175cm" svg:x2="8.508cm" svg:y2="12.525cm">
            <text:p/>
          </draw:line>
          <draw:line draw:style-name="gr5" draw:text-style-name="P1" draw:layer="layout" svg:x1="7.707cm" svg:y1="12.97cm" svg:x2="8.419cm" svg:y2="12.406cm">
            <text:p/>
          </draw:line>
          <draw:line draw:style-name="gr5" draw:text-style-name="P1" draw:layer="layout" svg:x1="7.776cm" svg:y1="12.678cm" svg:x2="8.581cm" svg:y2="12.127cm">
            <text:p/>
          </draw:line>
          <draw:line draw:style-name="gr5" draw:text-style-name="P1" draw:layer="layout" svg:x1="7.589cm" svg:y1="13.321cm" svg:x2="8.164cm" svg:y2="12.923cm">
            <text:p/>
          </draw:line>
          <draw:line draw:style-name="gr5" draw:text-style-name="P1" draw:layer="layout" svg:x1="7.861cm" svg:y1="12.435cm" svg:x2="8.443cm" svg:y2="12.021cm">
            <text:p/>
          </draw:line>
          <draw:line draw:style-name="gr5" draw:text-style-name="P1" draw:layer="layout" svg:x1="8.056cm" svg:y1="12.095cm" svg:x2="8.635cm" svg:y2="11.675cm">
            <text:p/>
          </draw:line>
          <draw:line draw:style-name="gr5" draw:text-style-name="P1" draw:layer="layout" svg:x1="8.096cm" svg:y1="11.908cm" svg:x2="8.594cm" svg:y2="11.557cm">
            <text:p/>
          </draw:line>
          <draw:path draw:style-name="gr6" draw:text-style-name="P1" draw:layer="layout" svg:width="0.192cm" svg:height="0.332cm" svg:x="7.961cm" svg:y="11.374cm" svg:viewBox="0 0 193 333" svg:d="M123 0c-47 37-84 87-106 152-17 54-35 135 21 165 46 26 118 25 146-33 22-47 0-104-10-156l-21-56-21-51z">
            <text:p/>
          </draw:path>
          <draw:path draw:style-name="gr6" draw:text-style-name="P1" draw:layer="layout" svg:width="0.202cm" svg:height="0.323cm" svg:x="7.873cm" svg:y="11.504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7.95cm" svg:y="11.681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7.804cm" svg:y="11.656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7.894cm" svg:y="11.856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7.743cm" svg:y="11.806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7.855cm" svg:y="12.034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7.68cm" svg:y="11.997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02cm" svg:height="0.323cm" svg:x="7.62cm" svg:y="12.186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7.793cm" svg:y="12.211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8cm" svg:height="0.238cm" svg:x="7.721cm" svg:y="12.389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7.562cm" svg:y="12.36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02cm" svg:height="0.323cm" svg:x="7.234cm" svg:y="13.234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7.639cm" svg:y="12.538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7.491cm" svg:y="12.512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7.583cm" svg:y="12.712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7.432cm" svg:y="12.663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7.544cm" svg:y="12.89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7.369cm" svg:y="12.854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02cm" svg:height="0.323cm" svg:x="7.309cm" svg:y="13.042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7.483cm" svg:y="13.067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8cm" svg:height="0.238cm" svg:x="7.41cm" svg:y="13.246cm" svg:viewBox="0 0 281 239" svg:d="M281 25c-52-25-110-32-168-17-52 11-120 38-112 109 7 57 47 126 103 122 48-6 78-58 110-96l30-50 28-47z">
            <text:p/>
          </draw:path>
        </draw:g>
        <draw:g>
          <draw:custom-shape draw:style-name="gr7" draw:text-style-name="P1" draw:layer="layout" svg:width="0.246cm" svg:height="0.287cm" draw:transform="skewX (-0.0104719755119641) rotate (-0.314159265360107) translate (10.686cm 12.8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118cm" svg:height="0.075cm" svg:x="11.485cm" svg:y="11.2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1.536cm" svg:y="1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1cm" svg:x="11.357cm" svg:y="11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3cm" svg:x="11.579cm" svg:y="10.8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69cm" svg:x="11.513cm" svg:y="11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1cm" svg:x="11.411cm" svg:y="11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4cm" svg:x="11.438cm" svg:y="11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cm" svg:x="10.948cm" svg:y="11.4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0.968cm" svg:y="11.3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2cm" svg:x="10.987cm" svg:y="11.2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1.007cm" svg:y="11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1.066cm" svg:y="11.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2cm" svg:x="11.063cm" svg:y="11.2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4cm" svg:x="11.283cm" svg:y="11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1.178cm" svg:y="11.2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1.441cm" svg:y="11.1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cm" svg:x="11.346cm" svg:y="11.1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1cm" svg:x="11.243cm" svg:y="11.1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1.131cm" svg:y="11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1cm" svg:x="11.019cm" svg:y="11.1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4cm" svg:x="11.392cm" svg:y="11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6cm" svg:x="11.479cm" svg:y="11.2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1cm" svg:x="11.411cm" svg:y="11.2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1cm" svg:x="11.305cm" svg:y="11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4cm" svg:height="0.071cm" svg:x="11.203cm" svg:y="11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1.081cm" svg:y="11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2cm" svg:x="11.467cm" svg:y="11.0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1.361cm" svg:y="11.0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4cm" svg:x="11.261cm" svg:y="11.0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2cm" svg:x="11.149cm" svg:y="11.0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cm" svg:x="11.464cm" svg:y="11.4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4cm" svg:x="11.357cm" svg:y="11.41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5cm" svg:x="11.249cm" svg:y="11.4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3cm" svg:x="11.141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1.041cm" svg:y="11.3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2cm" svg:x="11.393cm" svg:y="11.3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4cm" svg:x="11.283cm" svg:y="11.3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1.164cm" svg:y="11.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3cm" svg:x="11.063cm" svg:y="11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4cm" svg:x="10.823cm" svg:y="11.8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4cm" svg:x="10.839cm" svg:y="11.7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3cm" svg:x="10.861cm" svg:y="11.6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0.879cm" svg:y="11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0.913cm" svg:y="11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3cm" svg:x="10.935cm" svg:y="11.6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69cm" svg:x="11.161cm" svg:y="11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3cm" svg:x="11.052cm" svg:y="11.6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1cm" svg:x="11.315cm" svg:y="11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1.221cm" svg:y="11.5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3cm" svg:x="11.115cm" svg:y="11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1.007cm" svg:y="11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3cm" svg:x="10.895cm" svg:y="11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69cm" svg:x="11.264cm" svg:y="11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1.351cm" svg:y="11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2cm" svg:x="11.283cm" svg:y="11.6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cm" svg:x="11.177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cm" svg:x="11.078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3cm" svg:x="10.957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1cm" svg:x="11.339cm" svg:y="11.4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1.234cm" svg:y="11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3cm" svg:x="11.131cm" svg:y="11.4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1.025cm" svg:y="11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2cm" svg:x="11.332cm" svg:y="11.8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3cm" svg:x="11.231cm" svg:y="11.8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3cm" svg:x="11.122cm" svg:y="11.8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1cm" svg:x="11.013cm" svg:y="11.8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0.915cm" svg:y="11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4cm" svg:x="11.336cm" svg:y="11.7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68cm" svg:x="11.264cm" svg:y="11.7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3cm" svg:x="11.161cm" svg:y="11.7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1.04cm" svg:y="11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2cm" svg:x="10.935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1cm" svg:x="11.1cm" svg:y="10.9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1.351cm" svg:y="10.5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4cm" svg:height="0.074cm" svg:x="11.449cm" svg:y="10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4cm" svg:x="11.523cm" svg:y="10.5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cm" svg:x="11.296cm" svg:y="10.6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1.153cm" svg:y="10.8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5cm" svg:x="11.379cm" svg:y="10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3cm" svg:height="0.072cm" svg:x="11.273cm" svg:y="10.8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1cm" svg:x="11.536cm" svg:y="10.7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3cm" svg:x="11.441cm" svg:y="10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1cm" svg:x="11.336cm" svg:y="10.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1.227cm" svg:y="10.7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1.405cm" svg:y="10.6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5cm" svg:x="11.485cm" svg:y="10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1.573cm" svg:y="10.8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1.505cm" svg:y="10.8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4cm" svg:x="11.396cm" svg:y="10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4cm" svg:x="11.298cm" svg:y="10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4cm" svg:x="11.177cm" svg:y="10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1.561cm" svg:y="10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3cm" svg:x="11.457cm" svg:y="1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2cm" svg:x="11.355cm" svg:y="10.6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3cm" svg:x="11.245cm" svg:y="1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cm" svg:x="11.556cm" svg:y="11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4cm" svg:height="0.073cm" svg:x="11.449cm" svg:y="11.0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1.343cm" svg:y="11.0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1.234cm" svg:y="11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3cm" svg:x="11.137cm" svg:y="10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4cm" svg:x="11.557cm" svg:y="10.9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1.485cm" svg:y="10.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3cm" svg:x="11.379cm" svg:y="10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1.261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1.153cm" svg:y="10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9" draw:text-style-name="P1" draw:layer="layout" svg:width="1.227cm" svg:height="2.317cm" svg:x="10.68cm" svg:y="10.695cm" svg:viewBox="0 0 1228 2318" svg:d="M1228 0c-100 6-158 102-239 144-84 46-125 133-146 218-23 96-88 160-137 239-48 78-66 167-116 240-60 86-77 183-116 276-34 80-59 165-95 246-34 80-53 164-79 246-25 81-67 155-102 233-32 75-41 158-80 231-36 74-148 78-110 157 40 76 212 100 289 82 93-21 116-102 156-187 37-80 35-174 87-248 51-75 85-160 115-246 28-76 79-143 94-224 16-81 52-157 59-240 7-80-1-163 43-239 41-69 28-157 59-232 29-74 38-157 65-232 28-79 4-163 57-231l65-89 51-72 51-72z">
            <text:p/>
          </draw:path>
          <draw:path draw:style-name="gr9" draw:text-style-name="P1" draw:layer="layout" svg:width="0.761cm" svg:height="2.439cm" svg:x="10.573cm" svg:y="10.496cm" svg:viewBox="0 0 762 2440" svg:d="M284 2425c92-51 137-151 159-246 20-81 11-166 0-247-8-77-11-156 0-233 14-87 76-150 95-239 19-82 29-166 59-246 29-79-6-168 22-246 28-84 44-168 65-255 17-75 11-153 13-231 1-78-31-170 29-232 101-104-42-353-29-203 9 83-117 337-152 413-37 78-88 147-122 225-36 75-83 149-96 231-10 81-41 146-57 226-17 79-31 156-65 231-36 80-70 159-80 248-9 79-20 159-37 239-16 85-10 167-20 253-12 82-95 146-59 233 38 94 153 99 240 93h43z">
            <text:p/>
          </draw:path>
        </draw:g>
        <draw:polygon draw:style-name="gr2" draw:text-style-name="P1" draw:layer="layout" svg:width="1.946cm" svg:height="1.839cm" svg:x="7.197cm" svg:y="6.444cm" svg:viewBox="0 0 1947 1840" draw:points="53,999 790,0 1525,841 1210,790 1683,1210 1314,1157 1947,1683 1263,1630 1525,1840 894,1630 421,1789 684,1367 0,1683 526,1157 53,1314 579,737 105,999">
          <text:p/>
        </draw:polygon>
        <draw:polygon draw:style-name="gr2" draw:text-style-name="P1" draw:layer="layout" svg:width="1.946cm" svg:height="1.839cm" svg:x="5.816cm" svg:y="8.265cm" svg:viewBox="0 0 1947 1840" draw:points="53,999 790,0 1525,841 1210,790 1683,1210 1314,1157 1947,1683 1263,1630 1525,1840 894,1630 421,1789 684,1367 0,1683 526,1157 53,1314 579,737 105,999">
          <text:p/>
        </draw:polygon>
        <draw:polygon draw:style-name="gr2" draw:text-style-name="P1" draw:layer="layout" svg:width="1.946cm" svg:height="1.839cm" svg:x="4.463cm" svg:y="6.168cm" svg:viewBox="0 0 1947 1840" draw:points="53,999 790,0 1525,841 1210,790 1683,1210 1314,1157 1947,1683 1263,1630 1525,1840 894,1630 421,1789 684,1367 0,1683 526,1157 53,1314 579,737 105,999">
          <text:p/>
        </draw:polygon>
        <draw:polygon draw:style-name="gr2" draw:text-style-name="P1" draw:layer="layout" svg:width="1.946cm" svg:height="1.839cm" svg:x="8.272cm" svg:y="4.236cm" svg:viewBox="0 0 1947 1840" draw:points="53,999 790,0 1525,841 1210,790 1683,1210 1314,1157 1947,1683 1263,1630 1525,1840 894,1630 421,1789 684,1367 0,1683 526,1157 53,1314 579,737 105,999">
          <text:p/>
        </draw:polygon>
        <draw:polygon draw:style-name="gr2" draw:text-style-name="P1" draw:layer="layout" svg:width="1.946cm" svg:height="1.839cm" svg:x="5.677cm" svg:y="3.794cm" svg:viewBox="0 0 1947 1840" draw:points="53,999 790,0 1525,841 1210,790 1683,1210 1314,1157 1947,1683 1263,1630 1525,1840 894,1630 421,1789 684,1367 0,1683 526,1157 53,1314 579,737 105,999">
          <text:p/>
        </draw:polygon>
        <draw:g>
          <draw:polygon draw:style-name="gr3" draw:text-style-name="P1" draw:layer="layout" svg:width="0.478cm" svg:height="1.066cm" svg:x="15.54cm" svg:y="7.313cm" svg:viewBox="0 0 479 1067" draw:points="405,884 479,993 405,1031 258,884 258,1067 184,884 74,958 37,1067 0,921 147,774 147,405 0,37 74,37 184,295 258,74 368,0 295,258 442,0 332,405 332,589 368,847">
            <text:p/>
          </draw:polygon>
          <draw:custom-shape draw:style-name="gr4" draw:text-style-name="P1" draw:layer="layout" svg:width="1.434cm" svg:height="1.289cm" svg:x="15.061cm" svg:y="6.1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olygon draw:style-name="gr3" draw:text-style-name="P1" draw:layer="layout" svg:width="0.478cm" svg:height="1.066cm" svg:x="14.187cm" svg:y="4.882cm" svg:viewBox="0 0 479 1067" draw:points="405,884 479,993 405,1031 258,884 258,1067 184,884 74,958 37,1067 0,921 147,774 147,405 0,37 74,37 184,295 258,74 368,0 295,258 442,0 332,405 332,589 368,847">
            <text:p/>
          </draw:polygon>
          <draw:custom-shape draw:style-name="gr4" draw:text-style-name="P1" draw:layer="layout" svg:width="1.434cm" svg:height="1.289cm" svg:x="13.71cm" svg:y="3.7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olygon draw:style-name="gr3" draw:text-style-name="P1" draw:layer="layout" svg:width="0.478cm" svg:height="1.066cm" svg:x="13.415cm" svg:y="8.196cm" svg:viewBox="0 0 479 1067" draw:points="405,884 479,993 405,1031 258,884 258,1067 184,884 74,958 37,1067 0,921 147,774 147,405 0,37 74,37 184,295 258,74 368,0 295,258 442,0 332,405 332,589 368,847">
            <text:p/>
          </draw:polygon>
          <draw:custom-shape draw:style-name="gr4" draw:text-style-name="P1" draw:layer="layout" svg:width="1.435cm" svg:height="1.289cm" svg:x="12.936cm" svg:y="7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olygon draw:style-name="gr3" draw:text-style-name="P1" draw:layer="layout" svg:width="0.478cm" svg:height="1.066cm" svg:x="12.145cm" svg:y="5.82cm" svg:viewBox="0 0 479 1067" draw:points="405,884 479,993 405,1031 258,884 258,1067 184,884 74,958 37,1067 0,921 147,774 147,405 0,37 74,37 184,295 258,74 368,0 295,258 442,0 332,405 332,589 368,847">
            <text:p/>
          </draw:polygon>
          <draw:custom-shape draw:style-name="gr4" draw:text-style-name="P1" draw:layer="layout" svg:width="1.435cm" svg:height="1.289cm" svg:x="11.666cm" svg:y="4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0.246cm" svg:height="0.287cm" draw:transform="skewX (-0.00698131700797609) rotate (-0.314159265360107) translate (13.309cm 16.6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119cm" svg:height="0.073cm" svg:x="14.108cm" svg:y="15.1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4.158cm" svg:y="14.9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69cm" svg:x="13.98cm" svg:y="15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4cm" svg:x="14.201cm" svg:y="14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69cm" svg:x="14.136cm" svg:y="14.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69cm" svg:x="14.034cm" svg:y="15.3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4cm" svg:x="14.062cm" svg:y="15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3.57cm" svg:y="15.2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3.589cm" svg:y="15.1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5cm" svg:x="13.61cm" svg:y="15.0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4cm" svg:x="13.629cm" svg:y="15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3.689cm" svg:y="14.8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5cm" svg:x="13.683cm" svg:y="15.0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3cm" svg:x="13.907cm" svg:y="15.0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5cm" svg:x="13.801cm" svg:y="15.0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3cm" svg:x="14.064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3cm" svg:x="13.971cm" svg:y="14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69cm" svg:x="13.866cm" svg:y="14.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cm" svg:x="13.757cm" svg:y="14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69cm" svg:x="13.644cm" svg:y="14.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4cm" svg:height="0.073cm" svg:x="14.01cm" svg:y="15.0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3cm" svg:x="14.1cm" svg:y="15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4cm" svg:x="14.036cm" svg:y="15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3cm" svg:x="13.928cm" svg:y="15.0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3cm" svg:x="13.829cm" svg:y="15.0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3cm" svg:height="0.069cm" svg:x="13.702cm" svg:y="15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6cm" svg:height="0.072cm" svg:x="14.092cm" svg:y="14.8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68cm" svg:x="13.984cm" svg:y="14.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6cm" svg:x="13.882cm" svg:y="14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68cm" svg:x="13.773cm" svg:y="14.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4.084cm" svg:y="15.2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4cm" svg:x="13.98cm" svg:y="15.22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4cm" svg:x="13.873cm" svg:y="15.2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3.764cm" svg:y="15.2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6cm" svg:height="0.071cm" svg:x="13.666cm" svg:y="15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4.015cm" svg:y="15.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3.907cm" svg:y="15.1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1cm" svg:x="13.789cm" svg:y="15.1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cm" svg:x="13.683cm" svg:y="15.1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3cm" svg:x="13.445cm" svg:y="15.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4cm" svg:x="13.462cm" svg:y="15.5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3.484cm" svg:y="15.4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3.502cm" svg:y="15.4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3.536cm" svg:y="15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3.557cm" svg:y="15.4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3cm" svg:x="13.782cm" svg:y="15.5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3.676cm" svg:y="15.4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3cm" svg:height="0.069cm" svg:x="13.935cm" svg:y="15.3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4cm" svg:x="13.842cm" svg:y="15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4cm" svg:x="13.739cm" svg:y="15.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1cm" svg:x="13.629cm" svg:y="15.3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4cm" svg:x="13.517cm" svg:y="15.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3cm" svg:x="13.888cm" svg:y="15.5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4cm" svg:x="13.972cm" svg:y="15.4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3.907cm" svg:y="15.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1cm" svg:x="13.798cm" svg:y="15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1cm" svg:x="13.702cm" svg:y="15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1cm" svg:x="13.579cm" svg:y="15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3cm" svg:x="13.962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3.856cm" svg:y="15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3.757cm" svg:y="15.2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3.648cm" svg:y="15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3.956cm" svg:y="15.6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4cm" svg:x="13.854cm" svg:y="15.6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4cm" svg:height="0.072cm" svg:x="13.742cm" svg:y="15.6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3cm" svg:x="13.636cm" svg:y="15.6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cm" svg:x="13.537cm" svg:y="15.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3cm" svg:x="13.959cm" svg:y="15.5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69cm" svg:x="13.888cm" svg:y="15.5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3.782cm" svg:y="15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3cm" svg:x="13.664cm" svg:y="15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3cm" svg:x="13.557cm" svg:y="15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2cm" svg:x="13.725cm" svg:y="14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1cm" svg:x="13.972cm" svg:y="14.3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1cm" svg:x="14.075cm" svg:y="14.3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4.145cm" svg:y="14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4cm" svg:x="13.918cm" svg:y="14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1cm" svg:x="13.776cm" svg:y="14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5cm" svg:x="14.002cm" svg:y="14.6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1cm" svg:x="13.896cm" svg:y="14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cm" svg:x="14.158cm" svg:y="14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4.064cm" svg:y="14.5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3.959cm" svg:y="14.5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5cm" svg:x="13.85cm" svg:y="14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4cm" svg:x="14.027cm" svg:y="14.4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5cm" svg:x="14.108cm" svg:y="14.6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3cm" svg:x="14.195cm" svg:y="14.6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3cm" svg:x="14.128cm" svg:y="14.6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4.022cm" svg:y="14.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2cm" svg:x="13.922cm" svg:y="14.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3.798cm" svg:y="14.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4.184cm" svg:y="14.4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4cm" svg:x="14.08cm" svg:y="14.4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cm" svg:x="13.977cm" svg:y="14.4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4cm" svg:x="13.868cm" svg:y="14.4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3cm" svg:x="14.177cm" svg:y="14.8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4.075cm" svg:y="14.82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6cm" svg:height="0.072cm" svg:x="13.968cm" svg:y="14.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3cm" svg:x="13.856cm" svg:y="14.8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6cm" svg:height="0.074cm" svg:x="13.76cm" svg:y="14.8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4.18cm" svg:y="14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1cm" svg:x="14.108cm" svg:y="14.7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4cm" svg:x="14.002cm" svg:y="14.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3cm" svg:x="13.882cm" svg:y="14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3.776cm" svg:y="14.7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9" draw:text-style-name="P1" draw:layer="layout" svg:width="1.227cm" svg:height="2.317cm" svg:x="13.303cm" svg:y="14.504cm" svg:viewBox="0 0 1228 2318" svg:d="M1228 0c-100 6-158 102-239 144-84 46-125 133-146 218-23 96-88 160-137 239-48 78-66 167-116 240-60 86-77 183-116 276-34 80-59 165-95 246-34 80-53 164-79 246-25 81-67 155-102 233-32 75-41 158-80 231-36 74-148 78-110 157 40 76 212 100 289 82 93-21 116-102 156-187 37-80 35-174 87-248 51-75 85-160 115-246 28-76 79-143 94-224 16-81 52-157 59-240 7-80-1-163 43-239 41-69 28-157 59-232 29-74 38-157 65-232 28-79 4-163 57-231l65-89 51-72 51-72z">
            <text:p/>
          </draw:path>
          <draw:path draw:style-name="gr9" draw:text-style-name="P1" draw:layer="layout" svg:width="0.761cm" svg:height="2.439cm" svg:x="13.196cm" svg:y="14.305cm" svg:viewBox="0 0 762 2440" svg:d="M284 2425c92-51 137-151 159-246 20-81 11-166 0-247-8-77-11-156 0-233 14-87 76-150 95-239 19-82 29-166 59-246 29-79-6-168 22-246 28-84 44-168 65-255 17-75 11-153 13-231 1-78-31-170 29-232 101-104-42-353-29-203 9 83-117 337-152 413-37 78-88 147-122 225-36 75-83 149-96 231-10 81-41 146-57 226-17 79-31 156-65 231-36 80-70 159-80 248-9 79-20 159-37 239-16 85-10 167-20 253-12 82-95 146-59 233 38 94 153 99 240 93h43z">
            <text:p/>
          </draw:path>
        </draw:g>
        <draw:g>
          <draw:custom-shape draw:style-name="gr7" draw:text-style-name="P1" draw:layer="layout" svg:width="0.246cm" svg:height="0.288cm" draw:transform="skewX (-0.0242600766027166) rotate (-0.314159265360107) translate (15.353cm 14.3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119cm" svg:height="0.074cm" svg:x="16.149cm" svg:y="12.7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3cm" svg:x="16.202cm" svg:y="12.5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69cm" svg:x="16.023cm" svg:y="13.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4cm" svg:x="16.241cm" svg:y="12.3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6.178cm" svg:y="12.6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1cm" svg:x="16.075cm" svg:y="13.0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4cm" svg:x="16.103cm" svg:y="12.9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4cm" svg:x="15.612cm" svg:y="12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6cm" svg:height="0.072cm" svg:x="15.633cm" svg:y="12.8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1cm" svg:x="15.654cm" svg:y="12.7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4cm" svg:x="15.673cm" svg:y="12.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5.73cm" svg:y="12.5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6cm" svg:height="0.071cm" svg:x="15.729cm" svg:y="12.7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4cm" svg:x="15.95cm" svg:y="12.7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1cm" svg:x="15.844cm" svg:y="12.7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3cm" svg:x="16.106cm" svg:y="12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1cm" svg:x="16.013cm" svg:y="12.6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5.908cm" svg:y="12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5.796cm" svg:y="12.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3cm" svg:height="0.072cm" svg:x="15.684cm" svg:y="12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4cm" svg:x="16.054cm" svg:y="12.7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3cm" svg:x="16.143cm" svg:y="12.7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2cm" svg:x="16.075cm" svg:y="12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4cm" svg:x="15.969cm" svg:y="12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4cm" svg:x="15.87cm" svg:y="12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4cm" svg:x="15.746cm" svg:y="1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cm" svg:x="16.132cm" svg:y="12.5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4cm" svg:x="16.026cm" svg:y="12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3cm" svg:x="15.923cm" svg:y="12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4cm" svg:x="15.814cm" svg:y="12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4cm" svg:x="16.128cm" svg:y="12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6.023cm" svg:y="12.9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3cm" svg:x="15.916cm" svg:y="12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6cm" svg:height="0.075cm" svg:x="15.807cm" svg:y="12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5.707cm" svg:y="12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3cm" svg:x="16.057cm" svg:y="12.8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4cm" svg:x="15.95cm" svg:y="12.8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5.83cm" svg:y="12.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6cm" svg:height="0.074cm" svg:x="15.729cm" svg:y="12.8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4cm" svg:x="15.488cm" svg:y="13.3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4cm" svg:x="15.503cm" svg:y="13.2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69cm" svg:x="15.527cm" svg:y="13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5cm" svg:x="15.543cm" svg:y="13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5.578cm" svg:y="12.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69cm" svg:x="15.599cm" svg:y="13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5.823cm" svg:y="13.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69cm" svg:x="15.718cm" svg:y="13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1cm" svg:x="15.979cm" svg:y="13.0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4cm" svg:x="15.883cm" svg:y="13.0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5.78cm" svg:y="13.0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69cm" svg:x="15.673cm" svg:y="13.0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5.559cm" svg:y="13.0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5.929cm" svg:y="13.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6.015cm" svg:y="13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4cm" svg:x="15.95cm" svg:y="13.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1cm" svg:x="15.842cm" svg:y="13.1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1cm" svg:x="15.745cm" svg:y="13.1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6cm" svg:height="0.071cm" svg:x="15.623cm" svg:y="13.1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3cm" svg:height="0.072cm" svg:x="16.004cm" svg:y="12.9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5.9cm" svg:y="12.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3cm" svg:height="0.073cm" svg:x="15.796cm" svg:y="12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5.69cm" svg:y="12.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5.998cm" svg:y="13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3cm" svg:x="15.895cm" svg:y="13.33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69cm" svg:x="15.788cm" svg:y="13.3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5.677cm" svg:y="13.3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3cm" svg:height="0.072cm" svg:x="15.578cm" svg:y="13.3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6.001cm" svg:y="13.2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4cm" svg:x="15.929cm" svg:y="13.2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5.823cm" svg:y="13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6cm" svg:height="0.073cm" svg:x="15.707cm" svg:y="13.2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5.599cm" svg:y="13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6cm" svg:height="0.073cm" svg:x="15.767cm" svg:y="1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6.015cm" svg:y="12.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3cm" svg:height="0.074cm" svg:x="16.116cm" svg:y="12.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4cm" svg:x="16.187cm" svg:y="12.0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5.96cm" svg:y="12.1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3cm" svg:x="15.82cm" svg:y="12.3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2cm" svg:x="16.044cm" svg:y="12.3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3cm" svg:x="15.938cm" svg:y="12.3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69cm" svg:x="16.202cm" svg:y="12.2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6.106cm" svg:y="12.2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6.001cm" svg:y="12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2cm" svg:x="15.892cm" svg:y="12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2cm" svg:x="16.071cm" svg:y="12.0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6.149cm" svg:y="12.3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6cm" svg:height="0.073cm" svg:x="16.239cm" svg:y="1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6.172cm" svg:y="12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4cm" svg:x="16.063cm" svg:y="12.2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3cm" svg:height="0.074cm" svg:x="15.964cm" svg:y="12.2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4cm" svg:x="15.842cm" svg:y="12.2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4cm" svg:x="16.227cm" svg:y="12.1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5cm" svg:x="16.122cm" svg:y="12.1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2cm" svg:x="16.02cm" svg:y="12.1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3cm" svg:height="0.075cm" svg:x="15.908cm" svg:y="12.1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4cm" svg:x="16.222cm" svg:y="12.5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3cm" svg:height="0.072cm" svg:x="16.116cm" svg:y="12.50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3cm" svg:x="16.009cm" svg:y="12.5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5.9cm" svg:y="12.5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5.802cm" svg:y="12.4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4cm" svg:x="16.222cm" svg:y="12.4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3cm" svg:x="16.149cm" svg:y="12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2cm" svg:x="16.044cm" svg:y="12.4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5cm" svg:x="15.923cm" svg:y="12.4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5cm" svg:x="15.82cm" svg:y="12.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9" draw:text-style-name="P1" draw:layer="layout" svg:width="1.227cm" svg:height="2.317cm" svg:x="15.346cm" svg:y="12.186cm" svg:viewBox="0 0 1228 2318" svg:d="M1228 0c-100 6-158 102-239 144-84 46-125 133-146 218-23 96-88 160-137 239-48 78-66 167-116 240-60 86-77 183-116 276-34 80-59 165-95 246-34 80-53 164-79 246-25 81-67 155-102 233-32 75-41 158-80 231-36 74-148 78-110 157 40 76 212 100 289 82 93-21 116-102 156-187 37-80 35-174 87-248 51-75 85-160 115-246 28-76 79-143 94-224 16-81 52-157 59-240 7-80-1-163 43-239 41-69 28-157 59-232 29-74 38-157 65-232 28-79 4-163 57-231l65-89 51-72 51-72z">
            <text:p/>
          </draw:path>
          <draw:path draw:style-name="gr9" draw:text-style-name="P1" draw:layer="layout" svg:width="0.761cm" svg:height="2.439cm" svg:x="15.238cm" svg:y="11.987cm" svg:viewBox="0 0 762 2440" svg:d="M284 2425c92-51 137-151 159-246 20-81 11-166 0-247-8-77-11-156 0-233 14-87 76-150 95-239 19-82 29-166 59-246 29-79-6-168 22-246 28-84 44-168 65-255 17-75 11-153 13-231 1-78-31-170 29-232 101-104-42-353-29-203 9 83-117 337-152 413-37 78-88 147-122 225-36 75-83 149-96 231-10 81-41 146-57 226-17 79-31 156-65 231-36 80-70 159-80 248-9 79-20 159-37 239-16 85-10 167-20 253-12 82-95 146-59 233 38 94 153 99 240 93h43z">
            <text:p/>
          </draw:path>
        </draw:g>
        <draw:g>
          <draw:custom-shape draw:style-name="gr7" draw:text-style-name="P1" draw:layer="layout" svg:width="0.246cm" svg:height="0.286cm" draw:transform="skewX (-0.01745329251994) rotate (-0.314159265360107) translate (11.184cm 15.3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121cm" svg:height="0.075cm" svg:x="11.98cm" svg:y="13.8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1cm" svg:x="12.033cm" svg:y="13.6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cm" svg:x="11.853cm" svg:y="14.2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2.074cm" svg:y="13.4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2.011cm" svg:y="13.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69cm" svg:x="11.908cm" svg:y="14.1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3cm" svg:x="11.936cm" svg:y="14.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1.444cm" svg:y="13.9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cm" svg:x="11.464cm" svg:y="13.8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4cm" svg:x="11.485cm" svg:y="13.8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1.504cm" svg:y="13.7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4cm" svg:x="11.563cm" svg:y="13.5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5cm" svg:height="0.074cm" svg:x="11.561cm" svg:y="13.8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4cm" svg:x="11.782cm" svg:y="13.8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4cm" svg:x="11.675cm" svg:y="13.8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1.937cm" svg:y="13.6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cm" svg:x="11.846cm" svg:y="13.6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cm" svg:x="11.74cm" svg:y="13.6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1.629cm" svg:y="13.6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cm" svg:x="11.517cm" svg:y="13.6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4cm" svg:x="11.886cm" svg:y="13.8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1.975cm" svg:y="13.7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1.909cm" svg:y="13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2cm" svg:x="11.802cm" svg:y="13.7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3cm" svg:height="0.072cm" svg:x="11.701cm" svg:y="13.7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1.579cm" svg:y="13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1cm" svg:x="11.964cm" svg:y="13.6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1.859cm" svg:y="13.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5cm" svg:x="11.757cm" svg:y="13.6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4cm" svg:height="0.072cm" svg:x="11.645cm" svg:y="13.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1.961cm" svg:y="13.9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3cm" svg:x="11.853cm" svg:y="13.95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6cm" svg:height="0.074cm" svg:x="11.747cm" svg:y="13.9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4cm" svg:x="11.638cm" svg:y="13.9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cm" svg:x="11.539cm" svg:y="13.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1.89cm" svg:y="13.8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1.782cm" svg:y="13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69cm" svg:x="11.663cm" svg:y="13.8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5cm" svg:height="0.072cm" svg:x="11.561cm" svg:y="13.8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5cm" svg:x="11.32cm" svg:y="14.3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4cm" svg:x="11.336cm" svg:y="14.2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4cm" svg:x="11.358cm" svg:y="14.2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1.377cm" svg:y="14.1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3cm" svg:x="11.411cm" svg:y="14.0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4cm" svg:x="11.43cm" svg:y="14.2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2cm" svg:x="11.657cm" svg:y="14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4cm" svg:x="11.55cm" svg:y="14.2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69cm" svg:x="11.812cm" svg:y="14.1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1.716cm" svg:y="14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4cm" svg:x="11.612cm" svg:y="14.0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1cm" svg:x="11.504cm" svg:y="14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4cm" svg:x="11.392cm" svg:y="14.0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2cm" svg:x="11.763cm" svg:y="14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4cm" svg:x="11.846cm" svg:y="14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1.782cm" svg:y="14.1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6cm" svg:height="0.069cm" svg:x="11.675cm" svg:y="14.1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69cm" svg:x="11.578cm" svg:y="14.1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1cm" svg:x="11.454cm" svg:y="14.1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3cm" svg:height="0.074cm" svg:x="11.835cm" svg:y="14.0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3cm" svg:x="11.731cm" svg:y="14.0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4cm" svg:x="11.629cm" svg:y="14.0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3cm" svg:x="11.523cm" svg:y="14.0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4cm" svg:x="11.828cm" svg:y="14.3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3cm" svg:x="11.729cm" svg:y="14.38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1.619cm" svg:y="14.3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1.51cm" svg:y="14.3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3cm" svg:x="11.411cm" svg:y="14.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3cm" svg:x="11.834cm" svg:y="14.3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68cm" svg:x="11.763cm" svg:y="14.3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4cm" svg:x="11.657cm" svg:y="14.3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1cm" svg:x="11.538cm" svg:y="14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1.43cm" svg:y="14.2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1.598cm" svg:y="13.5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4cm" svg:x="11.846cm" svg:y="13.0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4cm" svg:x="11.949cm" svg:y="13.0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5cm" svg:x="12.018cm" svg:y="13.1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3cm" svg:height="0.072cm" svg:x="11.791cm" svg:y="13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3cm" svg:x="11.65cm" svg:y="13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4cm" svg:x="11.875cm" svg:y="13.4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3cm" svg:x="11.771cm" svg:y="13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68cm" svg:x="12.033cm" svg:y="13.2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4cm" svg:x="11.937cm" svg:y="13.2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1cm" svg:x="11.834cm" svg:y="13.2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1.725cm" svg:y="13.2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1.903cm" svg:y="13.1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4cm" svg:x="11.98cm" svg:y="13.4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5cm" svg:x="12.071cm" svg:y="13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4cm" svg:x="12.005cm" svg:y="13.3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4cm" svg:x="11.896cm" svg:y="13.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4cm" svg:x="11.796cm" svg:y="13.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6cm" svg:height="0.074cm" svg:x="11.675cm" svg:y="13.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2.058cm" svg:y="13.2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3cm" svg:x="11.952cm" svg:y="13.2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1.85cm" svg:y="13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3cm" svg:x="11.741cm" svg:y="13.2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6cm" svg:height="0.072cm" svg:x="12.054cm" svg:y="13.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3cm" svg:x="11.949cm" svg:y="13.55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3cm" svg:x="11.843cm" svg:y="13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1.731cm" svg:y="13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6cm" svg:height="0.071cm" svg:x="11.635cm" svg:y="13.5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2.055cm" svg:y="13.4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3cm" svg:x="11.98cm" svg:y="13.4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1.875cm" svg:y="13.4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3cm" svg:x="11.757cm" svg:y="13.4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1.65cm" svg:y="13.4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9" draw:text-style-name="P1" draw:layer="layout" svg:width="1.227cm" svg:height="2.317cm" svg:x="11.178cm" svg:y="13.235cm" svg:viewBox="0 0 1228 2318" svg:d="M1228 0c-100 6-158 102-239 144-84 46-125 133-146 218-23 96-88 160-137 239-48 78-66 167-116 240-60 86-77 183-116 276-34 80-59 165-95 246-34 80-53 164-79 246-25 81-67 155-102 233-32 75-41 158-80 231-36 74-148 78-110 157 40 76 212 100 289 82 93-21 116-102 156-187 37-80 35-174 87-248 51-75 85-160 115-246 28-76 79-143 94-224 16-81 52-157 59-240 7-80-1-163 43-239 41-69 28-157 59-232 29-74 38-157 65-232 28-79 4-163 57-231l65-89 51-72 51-72z">
            <text:p/>
          </draw:path>
          <draw:path draw:style-name="gr9" draw:text-style-name="P1" draw:layer="layout" svg:width="0.761cm" svg:height="2.439cm" svg:x="11.071cm" svg:y="13.036cm" svg:viewBox="0 0 762 2440" svg:d="M284 2425c92-51 137-151 159-246 20-81 11-166 0-247-8-77-11-156 0-233 14-87 76-150 95-239 19-82 29-166 59-246 29-79-6-168 22-246 28-84 44-168 65-255 17-75 11-153 13-231 1-78-31-170 29-232 101-104-42-353-29-203 9 83-117 337-152 413-37 78-88 147-122 225-36 75-83 149-96 231-10 81-41 146-57 226-17 79-31 156-65 231-36 80-70 159-80 248-9 79-20 159-37 239-16 85-10 167-20 253-12 82-95 146-59 233 38 94 153 99 240 93h43z">
            <text:p/>
          </draw:path>
        </draw:g>
        <draw:g>
          <draw:custom-shape draw:style-name="gr7" draw:text-style-name="P1" draw:layer="layout" svg:width="0.246cm" svg:height="0.286cm" draw:transform="skewX (0.003490658503988) rotate (-0.314159265360107) translate (13.309cm 13.8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119cm" svg:height="0.074cm" svg:x="14.108cm" svg:y="12.2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cm" svg:x="14.158cm" svg:y="12.0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3cm" svg:height="0.071cm" svg:x="13.977cm" svg:y="12.7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4cm" svg:x="14.201cm" svg:y="11.8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3cm" svg:x="14.136cm" svg:y="12.1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4cm" svg:x="14.031cm" svg:y="12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6cm" svg:height="0.073cm" svg:x="14.062cm" svg:y="12.4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3.57cm" svg:y="12.3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1cm" svg:x="13.589cm" svg:y="12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2cm" svg:x="13.608cm" svg:y="12.2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3.629cm" svg:y="12.1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4cm" svg:x="13.689cm" svg:y="12.0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3.683cm" svg:y="12.2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3cm" svg:x="13.906cm" svg:y="12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2cm" svg:x="13.8cm" svg:y="12.2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1cm" svg:x="14.062cm" svg:y="12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1cm" svg:x="13.971cm" svg:y="12.1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cm" svg:x="13.863cm" svg:y="12.1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2cm" svg:x="13.756cm" svg:y="12.1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cm" svg:x="13.644cm" svg:y="12.1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4cm" svg:height="0.073cm" svg:x="14.009cm" svg:y="12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3cm" svg:x="14.1cm" svg:y="12.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1cm" svg:x="14.036cm" svg:y="12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3cm" svg:x="13.926cm" svg:y="12.1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3cm" svg:height="0.073cm" svg:x="13.826cm" svg:y="12.1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69cm" svg:x="13.702cm" svg:y="12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3cm" svg:x="14.09cm" svg:y="12.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3cm" svg:height="0.071cm" svg:x="13.982cm" svg:y="12.0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3.882cm" svg:y="12.0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1cm" svg:x="13.772cm" svg:y="12.0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2cm" svg:x="14.083cm" svg:y="12.3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3cm" svg:height="0.073cm" svg:x="13.977cm" svg:y="12.414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6cm" svg:height="0.074cm" svg:x="13.872cm" svg:y="12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3.761cm" svg:y="12.4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6cm" svg:height="0.072cm" svg:x="13.666cm" svg:y="12.3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cm" svg:x="14.015cm" svg:y="12.3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4cm" svg:x="13.906cm" svg:y="12.3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4cm" svg:x="13.786cm" svg:y="12.3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3cm" svg:x="13.683cm" svg:y="12.3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3.443cm" svg:y="12.8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3.461cm" svg:y="12.7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1cm" svg:x="13.483cm" svg:y="12.6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3.501cm" svg:y="12.6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3.533cm" svg:y="12.4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1cm" svg:x="13.557cm" svg:y="12.6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4cm" svg:x="13.781cm" svg:y="1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1cm" svg:x="13.676cm" svg:y="12.6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4cm" svg:x="13.935cm" svg:y="12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4cm" svg:x="13.842cm" svg:y="12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6cm" svg:height="0.073cm" svg:x="13.738cm" svg:y="12.5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1cm" svg:x="13.629cm" svg:y="12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3cm" svg:x="13.515cm" svg:y="12.5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4cm" svg:x="13.887cm" svg:y="1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3.972cm" svg:y="12.6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3.906cm" svg:y="12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1cm" svg:x="13.798cm" svg:y="12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1cm" svg:x="13.702cm" svg:y="12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4cm" svg:x="13.577cm" svg:y="12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1cm" svg:x="13.962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3.854cm" svg:y="12.4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3.756cm" svg:y="12.4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3.647cm" svg:y="12.4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4cm" svg:x="13.954cm" svg:y="12.8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3.853cm" svg:y="12.83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3.742cm" svg:y="12.8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4cm" svg:x="13.635cm" svg:y="12.8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2cm" svg:height="0.072cm" svg:x="13.536cm" svg:y="12.8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5cm" svg:x="13.959cm" svg:y="12.7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1cm" svg:x="13.887cm" svg:y="12.7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3.781cm" svg:y="12.7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3.663cm" svg:y="12.7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3.557cm" svg:y="12.7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1cm" svg:x="13.722cm" svg:y="11.9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cm" svg:x="13.972cm" svg:y="11.5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4.074cm" svg:y="11.5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4.143cm" svg:y="11.5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3.918cm" svg:y="11.6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3cm" svg:x="13.776cm" svg:y="11.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3cm" svg:x="14.002cm" svg:y="11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3cm" svg:x="13.896cm" svg:y="11.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69cm" svg:x="14.158cm" svg:y="11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4.062cm" svg:y="11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3.959cm" svg:y="11.7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3.85cm" svg:y="11.7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4.025cm" svg:y="11.5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3cm" svg:x="14.108cm" svg:y="11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4.195cm" svg:y="11.8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4cm" svg:x="14.128cm" svg:y="11.8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7cm" svg:height="0.072cm" svg:x="14.022cm" svg:y="11.7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3.922cm" svg:y="11.7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3.798cm" svg:y="11.7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2cm" svg:x="14.181cm" svg:y="11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3cm" svg:x="14.078cm" svg:y="11.6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4cm" svg:x="13.975cm" svg:y="11.6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3cm" svg:x="13.868cm" svg:y="11.6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1cm" svg:x="14.177cm" svg:y="12.0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5cm" svg:x="14.074cm" svg:y="12.01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3.965cm" svg:y="12.0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1cm" svg:height="0.073cm" svg:x="13.854cm" svg:y="12.0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5cm" svg:height="0.073cm" svg:x="13.76cm" svg:y="11.9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8cm" svg:height="0.072cm" svg:x="14.178cm" svg:y="11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1cm" svg:x="14.108cm" svg:y="11.9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19cm" svg:height="0.072cm" svg:x="14.002cm" svg:y="11.9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2cm" svg:x="13.882cm" svg:y="11.9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cm" svg:height="0.071cm" svg:x="13.776cm" svg:y="11.9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9" draw:text-style-name="P1" draw:layer="layout" svg:width="1.227cm" svg:height="2.317cm" svg:x="13.303cm" svg:y="11.689cm" svg:viewBox="0 0 1228 2318" svg:d="M1228 0c-100 6-158 102-239 144-84 46-125 133-146 218-23 96-88 160-137 239-48 78-66 167-116 240-60 86-77 183-116 276-34 80-59 165-95 246-34 80-53 164-79 246-25 81-67 155-102 233-32 75-41 158-80 231-36 74-148 78-110 157 40 76 212 100 289 82 93-21 116-102 156-187 37-80 35-174 87-248 51-75 85-160 115-246 28-76 79-143 94-224 16-81 52-157 59-240 7-80-1-163 43-239 41-69 28-157 59-232 29-74 38-157 65-232 28-79 4-163 57-231l65-89 51-72 51-72z">
            <text:p/>
          </draw:path>
          <draw:path draw:style-name="gr9" draw:text-style-name="P1" draw:layer="layout" svg:width="0.761cm" svg:height="2.439cm" svg:x="13.196cm" svg:y="11.491cm" svg:viewBox="0 0 762 2440" svg:d="M284 2425c92-51 137-151 159-246 20-81 11-166 0-247-8-77-11-156 0-233 14-87 76-150 95-239 19-82 29-166 59-246 29-79-6-168 22-246 28-84 44-168 65-255 17-75 11-153 13-231 1-78-31-170 29-232 101-104-42-353-29-203 9 83-117 337-152 413-37 78-88 147-122 225-36 75-83 149-96 231-10 81-41 146-57 226-17 79-31 156-65 231-36 80-70 159-80 248-9 79-20 159-37 239-16 85-10 167-20 253-12 82-95 146-59 233 38 94 153 99 240 93h43z">
            <text:p/>
          </draw:path>
        </draw:g>
        <draw:g>
          <draw:line draw:style-name="gr5" draw:text-style-name="P1" draw:layer="layout" svg:x1="8.497cm" svg:y1="14.779cm" svg:x2="8.165cm" svg:y2="13.842cm">
            <text:p/>
          </draw:line>
          <draw:line draw:style-name="gr5" draw:text-style-name="P1" draw:layer="layout" svg:x1="8.411cm" svg:y1="15.033cm" svg:x2="7.919cm" svg:y2="13.651cm">
            <text:p/>
          </draw:line>
          <draw:line draw:style-name="gr5" draw:text-style-name="P1" draw:layer="layout" svg:x1="8.385cm" svg:y1="15.155cm" svg:x2="7.944cm" svg:y2="14.324cm">
            <text:p/>
          </draw:line>
          <draw:line draw:style-name="gr5" draw:text-style-name="P1" draw:layer="layout" svg:x1="8.568cm" svg:y1="14.522cm" svg:x2="8.294cm" svg:y2="13.642cm">
            <text:p/>
          </draw:line>
          <draw:line draw:style-name="gr5" draw:text-style-name="P1" draw:layer="layout" svg:x1="8.599cm" svg:y1="14.264cm" svg:x2="8.432cm" svg:y2="13.548cm">
            <text:p/>
          </draw:line>
          <draw:line draw:style-name="gr5" draw:text-style-name="P1" draw:layer="layout" svg:x1="8.734cm" svg:y1="14.108cm" svg:x2="8.541cm" svg:y2="13.271cm">
            <text:p/>
          </draw:line>
          <draw:line draw:style-name="gr5" draw:text-style-name="P1" draw:layer="layout" svg:x1="8.278cm" svg:y1="15.327cm" svg:x2="7.96cm" svg:y2="14.637cm">
            <text:p/>
          </draw:line>
          <draw:line draw:style-name="gr5" draw:text-style-name="P1" draw:layer="layout" svg:x1="8.496cm" svg:y1="15.273cm" svg:x2="9.392cm" svg:y2="14.623cm">
            <text:p/>
          </draw:line>
          <draw:line draw:style-name="gr5" draw:text-style-name="P1" draw:layer="layout" svg:x1="8.591cm" svg:y1="15.066cm" svg:x2="9.303cm" svg:y2="14.502cm">
            <text:p/>
          </draw:line>
          <draw:line draw:style-name="gr5" draw:text-style-name="P1" draw:layer="layout" svg:x1="8.66cm" svg:y1="14.776cm" svg:x2="9.465cm" svg:y2="14.225cm">
            <text:p/>
          </draw:line>
          <draw:line draw:style-name="gr5" draw:text-style-name="P1" draw:layer="layout" svg:x1="8.471cm" svg:y1="15.419cm" svg:x2="9.046cm" svg:y2="15.021cm">
            <text:p/>
          </draw:line>
          <draw:line draw:style-name="gr5" draw:text-style-name="P1" draw:layer="layout" svg:x1="8.745cm" svg:y1="14.532cm" svg:x2="9.327cm" svg:y2="14.118cm">
            <text:p/>
          </draw:line>
          <draw:line draw:style-name="gr5" draw:text-style-name="P1" draw:layer="layout" svg:x1="8.938cm" svg:y1="14.193cm" svg:x2="9.517cm" svg:y2="13.773cm">
            <text:p/>
          </draw:line>
          <draw:line draw:style-name="gr5" draw:text-style-name="P1" draw:layer="layout" svg:x1="8.98cm" svg:y1="14.006cm" svg:x2="9.478cm" svg:y2="13.655cm">
            <text:p/>
          </draw:line>
          <draw:path draw:style-name="gr6" draw:text-style-name="P1" draw:layer="layout" svg:width="0.192cm" svg:height="0.332cm" svg:x="8.846cm" svg:y="13.472cm" svg:viewBox="0 0 193 333" svg:d="M123 0c-47 37-84 87-106 152-17 54-35 135 21 165 46 26 118 25 146-33 22-47 0-104-10-156l-21-56-21-51z">
            <text:p/>
          </draw:path>
          <draw:path draw:style-name="gr6" draw:text-style-name="P1" draw:layer="layout" svg:width="0.202cm" svg:height="0.323cm" svg:x="8.756cm" svg:y="13.601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8.834cm" svg:y="13.779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8.686cm" svg:y="13.754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8.776cm" svg:y="13.953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8.628cm" svg:y="13.904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8.74cm" svg:y="14.133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8.564cm" svg:y="14.096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02cm" svg:height="0.323cm" svg:x="8.502cm" svg:y="14.283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8.678cm" svg:y="14.309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8cm" svg:height="0.238cm" svg:x="8.605cm" svg:y="14.488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8.445cm" svg:y="14.458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02cm" svg:height="0.323cm" svg:x="8.118cm" svg:y="15.332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8.523cm" svg:y="14.635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8.376cm" svg:y="14.61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8.465cm" svg:y="14.809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8.317cm" svg:y="14.76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8.429cm" svg:y="14.989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8.253cm" svg:y="14.952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02cm" svg:height="0.323cm" svg:x="8.193cm" svg:y="15.141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8.367cm" svg:y="15.166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8cm" svg:height="0.238cm" svg:x="8.294cm" svg:y="15.344cm" svg:viewBox="0 0 281 239" svg:d="M281 25c-52-25-110-32-168-17-52 11-120 38-112 109 7 57 47 126 103 122 48-6 78-58 110-96l30-50 28-47z">
            <text:p/>
          </draw:path>
        </draw:g>
        <draw:g>
          <draw:line draw:style-name="gr5" draw:text-style-name="P1" draw:layer="layout" svg:x1="5.158cm" svg:y1="16.076cm" svg:x2="4.826cm" svg:y2="15.139cm">
            <text:p/>
          </draw:line>
          <draw:line draw:style-name="gr5" draw:text-style-name="P1" draw:layer="layout" svg:x1="5.072cm" svg:y1="16.331cm" svg:x2="4.58cm" svg:y2="14.949cm">
            <text:p/>
          </draw:line>
          <draw:line draw:style-name="gr5" draw:text-style-name="P1" draw:layer="layout" svg:x1="5.046cm" svg:y1="16.452cm" svg:x2="4.605cm" svg:y2="15.621cm">
            <text:p/>
          </draw:line>
          <draw:line draw:style-name="gr5" draw:text-style-name="P1" draw:layer="layout" svg:x1="5.229cm" svg:y1="15.82cm" svg:x2="4.955cm" svg:y2="14.94cm">
            <text:p/>
          </draw:line>
          <draw:line draw:style-name="gr5" draw:text-style-name="P1" draw:layer="layout" svg:x1="5.258cm" svg:y1="15.56cm" svg:x2="5.091cm" svg:y2="14.844cm">
            <text:p/>
          </draw:line>
          <draw:line draw:style-name="gr5" draw:text-style-name="P1" draw:layer="layout" svg:x1="5.394cm" svg:y1="15.404cm" svg:x2="5.201cm" svg:y2="14.567cm">
            <text:p/>
          </draw:line>
          <draw:line draw:style-name="gr5" draw:text-style-name="P1" draw:layer="layout" svg:x1="4.939cm" svg:y1="16.623cm" svg:x2="4.621cm" svg:y2="15.933cm">
            <text:p/>
          </draw:line>
          <draw:line draw:style-name="gr5" draw:text-style-name="P1" draw:layer="layout" svg:x1="5.156cm" svg:y1="16.57cm" svg:x2="6.052cm" svg:y2="15.92cm">
            <text:p/>
          </draw:line>
          <draw:line draw:style-name="gr5" draw:text-style-name="P1" draw:layer="layout" svg:x1="5.252cm" svg:y1="16.365cm" svg:x2="5.964cm" svg:y2="15.801cm">
            <text:p/>
          </draw:line>
          <draw:line draw:style-name="gr5" draw:text-style-name="P1" draw:layer="layout" svg:x1="5.321cm" svg:y1="16.075cm" svg:x2="6.126cm" svg:y2="15.524cm">
            <text:p/>
          </draw:line>
          <draw:line draw:style-name="gr5" draw:text-style-name="P1" draw:layer="layout" svg:x1="5.132cm" svg:y1="16.717cm" svg:x2="5.707cm" svg:y2="16.319cm">
            <text:p/>
          </draw:line>
          <draw:line draw:style-name="gr5" draw:text-style-name="P1" draw:layer="layout" svg:x1="5.405cm" svg:y1="15.83cm" svg:x2="5.987cm" svg:y2="15.416cm">
            <text:p/>
          </draw:line>
          <draw:line draw:style-name="gr5" draw:text-style-name="P1" draw:layer="layout" svg:x1="5.599cm" svg:y1="15.49cm" svg:x2="6.178cm" svg:y2="15.07cm">
            <text:p/>
          </draw:line>
          <draw:line draw:style-name="gr5" draw:text-style-name="P1" draw:layer="layout" svg:x1="5.639cm" svg:y1="15.303cm" svg:x2="6.137cm" svg:y2="14.952cm">
            <text:p/>
          </draw:line>
          <draw:path draw:style-name="gr6" draw:text-style-name="P1" draw:layer="layout" svg:width="0.192cm" svg:height="0.332cm" svg:x="5.506cm" svg:y="14.769cm" svg:viewBox="0 0 193 333" svg:d="M123 0c-47 37-84 87-106 152-17 54-35 135 21 165 46 26 118 25 146-33 22-47 0-104-10-156l-21-56-21-51z">
            <text:p/>
          </draw:path>
          <draw:path draw:style-name="gr6" draw:text-style-name="P1" draw:layer="layout" svg:width="0.202cm" svg:height="0.323cm" svg:x="5.417cm" svg:y="14.899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5.495cm" svg:y="15.077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5.347cm" svg:y="15.051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5.437cm" svg:y="15.251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5.288cm" svg:y="15.202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5.399cm" svg:y="15.429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5.224cm" svg:y="15.393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02cm" svg:height="0.323cm" svg:x="5.163cm" svg:y="15.581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5.337cm" svg:y="15.606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8cm" svg:height="0.238cm" svg:x="5.266cm" svg:y="15.784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5.106cm" svg:y="15.755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02cm" svg:height="0.323cm" svg:x="4.777cm" svg:y="16.63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5.184cm" svg:y="15.933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5.036cm" svg:y="15.907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5.126cm" svg:y="16.107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4.977cm" svg:y="16.059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5.088cm" svg:y="16.287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4.913cm" svg:y="16.249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02cm" svg:height="0.323cm" svg:x="4.852cm" svg:y="16.437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5.026cm" svg:y="16.462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8cm" svg:height="0.238cm" svg:x="4.955cm" svg:y="16.642cm" svg:viewBox="0 0 281 239" svg:d="M281 25c-52-25-110-32-168-17-52 11-120 38-112 109 7 57 47 126 103 122 48-6 78-58 110-96l30-50 28-47z">
            <text:p/>
          </draw:path>
        </draw:g>
        <draw:g>
          <draw:line draw:style-name="gr5" draw:text-style-name="P1" draw:layer="layout" svg:x1="4.219cm" svg:y1="13.648cm" svg:x2="3.887cm" svg:y2="12.711cm">
            <text:p/>
          </draw:line>
          <draw:line draw:style-name="gr5" draw:text-style-name="P1" draw:layer="layout" svg:x1="4.134cm" svg:y1="13.901cm" svg:x2="3.642cm" svg:y2="12.519cm">
            <text:p/>
          </draw:line>
          <draw:line draw:style-name="gr5" draw:text-style-name="P1" draw:layer="layout" svg:x1="4.108cm" svg:y1="14.023cm" svg:x2="3.667cm" svg:y2="13.192cm">
            <text:p/>
          </draw:line>
          <draw:line draw:style-name="gr5" draw:text-style-name="P1" draw:layer="layout" svg:x1="4.291cm" svg:y1="13.39cm" svg:x2="4.017cm" svg:y2="12.51cm">
            <text:p/>
          </draw:line>
          <draw:line draw:style-name="gr5" draw:text-style-name="P1" draw:layer="layout" svg:x1="4.321cm" svg:y1="13.132cm" svg:x2="4.154cm" svg:y2="12.416cm">
            <text:p/>
          </draw:line>
          <draw:line draw:style-name="gr5" draw:text-style-name="P1" draw:layer="layout" svg:x1="4.457cm" svg:y1="12.976cm" svg:x2="4.264cm" svg:y2="12.139cm">
            <text:p/>
          </draw:line>
          <draw:line draw:style-name="gr5" draw:text-style-name="P1" draw:layer="layout" svg:x1="4.002cm" svg:y1="14.195cm" svg:x2="3.684cm" svg:y2="13.505cm">
            <text:p/>
          </draw:line>
          <draw:line draw:style-name="gr5" draw:text-style-name="P1" draw:layer="layout" svg:x1="4.22cm" svg:y1="14.142cm" svg:x2="5.116cm" svg:y2="13.492cm">
            <text:p/>
          </draw:line>
          <draw:line draw:style-name="gr5" draw:text-style-name="P1" draw:layer="layout" svg:x1="4.313cm" svg:y1="13.935cm" svg:x2="5.025cm" svg:y2="13.371cm">
            <text:p/>
          </draw:line>
          <draw:line draw:style-name="gr5" draw:text-style-name="P1" draw:layer="layout" svg:x1="4.384cm" svg:y1="13.645cm" svg:x2="5.189cm" svg:y2="13.094cm">
            <text:p/>
          </draw:line>
          <draw:line draw:style-name="gr5" draw:text-style-name="P1" draw:layer="layout" svg:x1="4.195cm" svg:y1="14.287cm" svg:x2="4.77cm" svg:y2="13.889cm">
            <text:p/>
          </draw:line>
          <draw:line draw:style-name="gr5" draw:text-style-name="P1" draw:layer="layout" svg:x1="4.468cm" svg:y1="13.4cm" svg:x2="5.05cm" svg:y2="12.986cm">
            <text:p/>
          </draw:line>
          <draw:line draw:style-name="gr5" draw:text-style-name="P1" draw:layer="layout" svg:x1="4.662cm" svg:y1="13.061cm" svg:x2="5.241cm" svg:y2="12.641cm">
            <text:p/>
          </draw:line>
          <draw:line draw:style-name="gr5" draw:text-style-name="P1" draw:layer="layout" svg:x1="4.702cm" svg:y1="12.874cm" svg:x2="5.2cm" svg:y2="12.523cm">
            <text:p/>
          </draw:line>
          <draw:path draw:style-name="gr6" draw:text-style-name="P1" draw:layer="layout" svg:width="0.192cm" svg:height="0.332cm" svg:x="4.569cm" svg:y="12.341cm" svg:viewBox="0 0 193 333" svg:d="M123 0c-47 37-84 87-106 152-17 54-35 135 21 165 46 26 118 25 146-33 22-47 0-104-10-156l-21-56-21-51z">
            <text:p/>
          </draw:path>
          <draw:path draw:style-name="gr6" draw:text-style-name="P1" draw:layer="layout" svg:width="0.202cm" svg:height="0.323cm" svg:x="4.478cm" svg:y="12.47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4.558cm" svg:y="12.647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4.409cm" svg:y="12.622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4.5cm" svg:y="12.821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4.35cm" svg:y="12.773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4.462cm" svg:y="13.001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4.286cm" svg:y="12.964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02cm" svg:height="0.323cm" svg:x="4.224cm" svg:y="13.153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4.4cm" svg:y="13.178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8cm" svg:height="0.238cm" svg:x="4.329cm" svg:y="13.356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4.167cm" svg:y="13.327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02cm" svg:height="0.323cm" svg:x="3.84cm" svg:y="14.2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4.247cm" svg:y="13.503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4.098cm" svg:y="13.478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4.189cm" svg:y="13.677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4.039cm" svg:y="13.629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4.151cm" svg:y="13.857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3.975cm" svg:y="13.82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02cm" svg:height="0.323cm" svg:x="3.914cm" svg:y="14.009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4.089cm" svg:y="14.034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8cm" svg:height="0.238cm" svg:x="4.018cm" svg:y="14.212cm" svg:viewBox="0 0 281 239" svg:d="M281 25c-52-25-110-32-168-17-52 11-120 38-112 109 7 57 47 126 103 122 48-6 78-58 110-96l30-50 28-47z">
            <text:p/>
          </draw:path>
        </draw:g>
        <draw:g>
          <draw:line draw:style-name="gr5" draw:text-style-name="P1" draw:layer="layout" svg:x1="6.813cm" svg:y1="15.607cm" svg:x2="6.481cm" svg:y2="14.67cm">
            <text:p/>
          </draw:line>
          <draw:line draw:style-name="gr5" draw:text-style-name="P1" draw:layer="layout" svg:x1="6.726cm" svg:y1="15.861cm" svg:x2="6.234cm" svg:y2="14.479cm">
            <text:p/>
          </draw:line>
          <draw:line draw:style-name="gr5" draw:text-style-name="P1" draw:layer="layout" svg:x1="6.702cm" svg:y1="15.983cm" svg:x2="6.261cm" svg:y2="15.152cm">
            <text:p/>
          </draw:line>
          <draw:line draw:style-name="gr5" draw:text-style-name="P1" draw:layer="layout" svg:x1="6.884cm" svg:y1="15.35cm" svg:x2="6.61cm" svg:y2="14.47cm">
            <text:p/>
          </draw:line>
          <draw:line draw:style-name="gr5" draw:text-style-name="P1" draw:layer="layout" svg:x1="6.914cm" svg:y1="15.092cm" svg:x2="6.747cm" svg:y2="14.376cm">
            <text:p/>
          </draw:line>
          <draw:line draw:style-name="gr5" draw:text-style-name="P1" draw:layer="layout" svg:x1="7.049cm" svg:y1="14.934cm" svg:x2="6.856cm" svg:y2="14.097cm">
            <text:p/>
          </draw:line>
          <draw:line draw:style-name="gr5" draw:text-style-name="P1" draw:layer="layout" svg:x1="6.594cm" svg:y1="16.155cm" svg:x2="6.276cm" svg:y2="15.465cm">
            <text:p/>
          </draw:line>
          <draw:line draw:style-name="gr5" draw:text-style-name="P1" draw:layer="layout" svg:x1="6.812cm" svg:y1="16.101cm" svg:x2="7.708cm" svg:y2="15.451cm">
            <text:p/>
          </draw:line>
          <draw:line draw:style-name="gr5" draw:text-style-name="P1" draw:layer="layout" svg:x1="6.906cm" svg:y1="15.895cm" svg:x2="7.618cm" svg:y2="15.331cm">
            <text:p/>
          </draw:line>
          <draw:line draw:style-name="gr5" draw:text-style-name="P1" draw:layer="layout" svg:x1="6.976cm" svg:y1="15.605cm" svg:x2="7.781cm" svg:y2="15.054cm">
            <text:p/>
          </draw:line>
          <draw:line draw:style-name="gr5" draw:text-style-name="P1" draw:layer="layout" svg:x1="6.787cm" svg:y1="16.247cm" svg:x2="7.362cm" svg:y2="15.849cm">
            <text:p/>
          </draw:line>
          <draw:line draw:style-name="gr5" draw:text-style-name="P1" draw:layer="layout" svg:x1="7.061cm" svg:y1="15.362cm" svg:x2="7.643cm" svg:y2="14.948cm">
            <text:p/>
          </draw:line>
          <draw:line draw:style-name="gr5" draw:text-style-name="P1" draw:layer="layout" svg:x1="7.256cm" svg:y1="15.02cm" svg:x2="7.835cm" svg:y2="14.6cm">
            <text:p/>
          </draw:line>
          <draw:line draw:style-name="gr5" draw:text-style-name="P1" draw:layer="layout" svg:x1="7.295cm" svg:y1="14.833cm" svg:x2="7.793cm" svg:y2="14.482cm">
            <text:p/>
          </draw:line>
          <draw:path draw:style-name="gr6" draw:text-style-name="P1" draw:layer="layout" svg:width="0.192cm" svg:height="0.332cm" svg:x="7.161cm" svg:y="14.301cm" svg:viewBox="0 0 193 333" svg:d="M123 0c-47 37-84 87-106 152-17 54-35 135 21 165 46 26 118 25 146-33 22-47 0-104-10-156l-21-56-21-51z">
            <text:p/>
          </draw:path>
          <draw:path draw:style-name="gr6" draw:text-style-name="P1" draw:layer="layout" svg:width="0.202cm" svg:height="0.323cm" svg:x="7.071cm" svg:y="14.43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7.15cm" svg:y="14.607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7.002cm" svg:y="14.582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7.092cm" svg:y="14.781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6.943cm" svg:y="14.732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7.055cm" svg:y="14.961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6.88cm" svg:y="14.924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02cm" svg:height="0.323cm" svg:x="6.819cm" svg:y="15.113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6.993cm" svg:y="15.138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8cm" svg:height="0.238cm" svg:x="6.921cm" svg:y="15.316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6.761cm" svg:y="15.286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02cm" svg:height="0.323cm" svg:x="6.433cm" svg:y="16.16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6.839cm" svg:y="15.463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6.691cm" svg:y="15.438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6.781cm" svg:y="15.639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6.632cm" svg:y="15.589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6.744cm" svg:y="15.817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6.569cm" svg:y="15.78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02cm" svg:height="0.323cm" svg:x="6.507cm" svg:y="15.969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6.682cm" svg:y="15.994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8cm" svg:height="0.238cm" svg:x="6.61cm" svg:y="16.172cm" svg:viewBox="0 0 281 239" svg:d="M281 25c-52-25-110-32-168-17-52 11-120 38-112 109 7 57 47 126 103 122 48-6 78-58 110-96l30-50 28-47z">
            <text:p/>
          </draw:path>
        </draw:g>
        <draw:g>
          <draw:line draw:style-name="gr5" draw:text-style-name="P1" draw:layer="layout" svg:x1="5.709cm" svg:y1="12.709cm" svg:x2="5.377cm" svg:y2="11.772cm">
            <text:p/>
          </draw:line>
          <draw:line draw:style-name="gr5" draw:text-style-name="P1" draw:layer="layout" svg:x1="5.624cm" svg:y1="12.962cm" svg:x2="5.132cm" svg:y2="11.58cm">
            <text:p/>
          </draw:line>
          <draw:line draw:style-name="gr5" draw:text-style-name="P1" draw:layer="layout" svg:x1="5.597cm" svg:y1="13.085cm" svg:x2="5.156cm" svg:y2="12.254cm">
            <text:p/>
          </draw:line>
          <draw:line draw:style-name="gr5" draw:text-style-name="P1" draw:layer="layout" svg:x1="5.78cm" svg:y1="12.452cm" svg:x2="5.506cm" svg:y2="11.572cm">
            <text:p/>
          </draw:line>
          <draw:line draw:style-name="gr5" draw:text-style-name="P1" draw:layer="layout" svg:x1="5.811cm" svg:y1="12.193cm" svg:x2="5.644cm" svg:y2="11.477cm">
            <text:p/>
          </draw:line>
          <draw:line draw:style-name="gr5" draw:text-style-name="P1" draw:layer="layout" svg:x1="5.946cm" svg:y1="12.037cm" svg:x2="5.753cm" svg:y2="11.2cm">
            <text:p/>
          </draw:line>
          <draw:line draw:style-name="gr5" draw:text-style-name="P1" draw:layer="layout" svg:x1="5.49cm" svg:y1="13.256cm" svg:x2="5.172cm" svg:y2="12.566cm">
            <text:p/>
          </draw:line>
          <draw:line draw:style-name="gr5" draw:text-style-name="P1" draw:layer="layout" svg:x1="5.708cm" svg:y1="13.203cm" svg:x2="6.604cm" svg:y2="12.553cm">
            <text:p/>
          </draw:line>
          <draw:line draw:style-name="gr5" draw:text-style-name="P1" draw:layer="layout" svg:x1="5.803cm" svg:y1="12.996cm" svg:x2="6.515cm" svg:y2="12.432cm">
            <text:p/>
          </draw:line>
          <draw:line draw:style-name="gr5" draw:text-style-name="P1" draw:layer="layout" svg:x1="5.872cm" svg:y1="12.706cm" svg:x2="6.677cm" svg:y2="12.155cm">
            <text:p/>
          </draw:line>
          <draw:line draw:style-name="gr5" draw:text-style-name="P1" draw:layer="layout" svg:x1="5.685cm" svg:y1="13.349cm" svg:x2="6.26cm" svg:y2="12.951cm">
            <text:p/>
          </draw:line>
          <draw:line draw:style-name="gr5" draw:text-style-name="P1" draw:layer="layout" svg:x1="5.957cm" svg:y1="12.462cm" svg:x2="6.539cm" svg:y2="12.048cm">
            <text:p/>
          </draw:line>
          <draw:line draw:style-name="gr5" draw:text-style-name="P1" draw:layer="layout" svg:x1="6.15cm" svg:y1="12.123cm" svg:x2="6.729cm" svg:y2="11.703cm">
            <text:p/>
          </draw:line>
          <draw:line draw:style-name="gr5" draw:text-style-name="P1" draw:layer="layout" svg:x1="6.192cm" svg:y1="11.936cm" svg:x2="6.69cm" svg:y2="11.585cm">
            <text:p/>
          </draw:line>
          <draw:path draw:style-name="gr6" draw:text-style-name="P1" draw:layer="layout" svg:width="0.192cm" svg:height="0.332cm" svg:x="6.058cm" svg:y="11.402cm" svg:viewBox="0 0 193 333" svg:d="M123 0c-47 37-84 87-106 152-17 54-35 135 21 165 46 26 118 25 146-33 22-47 0-104-10-156l-21-56-21-51z">
            <text:p/>
          </draw:path>
          <draw:path draw:style-name="gr6" draw:text-style-name="P1" draw:layer="layout" svg:width="0.202cm" svg:height="0.323cm" svg:x="5.968cm" svg:y="11.532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6.047cm" svg:y="11.709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5.898cm" svg:y="11.684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5.99cm" svg:y="11.882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5.84cm" svg:y="11.834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5.952cm" svg:y="12.062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5.775cm" svg:y="12.025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02cm" svg:height="0.323cm" svg:x="5.714cm" svg:y="12.214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5.89cm" svg:y="12.239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8cm" svg:height="0.238cm" svg:x="5.819cm" svg:y="12.417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5.657cm" svg:y="12.388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02cm" svg:height="0.323cm" svg:x="5.33cm" svg:y="13.262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5.735cm" svg:y="12.565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5.588cm" svg:y="12.54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5.679cm" svg:y="12.739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5.529cm" svg:y="12.69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5.641cm" svg:y="12.918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02cm" svg:height="0.323cm" svg:x="5.464cm" svg:y="12.882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02cm" svg:height="0.323cm" svg:x="5.403cm" svg:y="13.07cm" svg:viewBox="0 0 203 324" svg:d="M29 0c-23 57-35 122-26 190 7 59 25 139 87 134 51-3 115-43 113-109 0-54-44-91-75-131l-41-38-40-34z">
            <text:p/>
          </draw:path>
          <draw:path draw:style-name="gr6" draw:text-style-name="P1" draw:layer="layout" svg:width="0.28cm" svg:height="0.238cm" svg:x="5.579cm" svg:y="13.097cm" svg:viewBox="0 0 281 239" svg:d="M281 25c-52-25-110-32-168-17-52 11-120 38-112 109 7 57 47 126 103 122 48-6 78-58 110-96l30-50 28-47z">
            <text:p/>
          </draw:path>
          <draw:path draw:style-name="gr6" draw:text-style-name="P1" draw:layer="layout" svg:width="0.28cm" svg:height="0.238cm" svg:x="5.506cm" svg:y="13.274cm" svg:viewBox="0 0 281 239" svg:d="M281 25c-52-25-110-32-168-17-52 11-120 38-112 109 7 57 47 126 103 122 48-6 78-58 110-96l30-50 28-47z">
            <text:p/>
          </draw:path>
        </draw:g>
        <draw:line draw:style-name="gr10" draw:text-style-name="P1" draw:layer="layout" svg:x1="3.109cm" svg:y1="11.059cm" svg:x2="19.2cm" svg:y2="9.071cm">
          <text:p/>
        </draw:line>
        <draw:line draw:style-name="gr11" draw:text-style-name="P1" draw:layer="layout" svg:x1="9.54cm" svg:y1="10.948cm" svg:x2="10.202cm" svg:y2="16.523cm">
          <text:p/>
        </draw:line>
        <draw:line draw:style-name="gr12" draw:text-style-name="P1" draw:layer="layout" svg:x1="9.264cm" svg:y1="9.569cm" svg:x2="11.252cm" svg:y2="3.938cm">
          <text:p/>
        </draw:line>
        <draw:line draw:style-name="gr10" draw:text-style-name="P1" draw:layer="layout" svg:x1="4.064cm" svg:y1="20.08cm" svg:x2="8.485cm" svg:y2="20.08cm">
          <text:p/>
        </draw:line>
        <draw:line draw:style-name="gr12" draw:text-style-name="P1" draw:layer="layout" svg:x1="4.064cm" svg:y1="22.29cm" svg:x2="8.337cm" svg:y2="22.29cm">
          <text:p/>
        </draw:line>
        <draw:line draw:style-name="gr11" draw:text-style-name="P1" draw:layer="layout" svg:x1="4.359cm" svg:y1="24.353cm" svg:x2="8.632cm" svg:y2="24.353cm">
          <text:p/>
        </draw:line>
        <draw:frame draw:style-name="gr13" draw:layer="layout" svg:width="7.326cm" svg:height="1.431cm" svg:x="10.106cm" svg:y="19.399cm">
          <draw:text-box>
            <text:p>Level 1 partition</text:p>
          </draw:text-box>
        </draw:frame>
        <draw:frame draw:style-name="gr14" draw:layer="layout" svg:width="8.107cm" svg:height="1.431cm" svg:x="10.103cm" svg:y="21.462cm">
          <draw:text-box>
            <text:p>Level 2 partition 1</text:p>
          </draw:text-box>
        </draw:frame>
        <draw:frame draw:style-name="gr15" draw:layer="layout" svg:width="8.841cm" svg:height="1.431cm" svg:x="10.106cm" svg:y="23.469cm">
          <draw:text-box>
            <text:p>Level 2 partition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Mills</meta:initial-creator>
    <meta:creation-date>2014-02-27T14:54:40.663205209</meta:creation-date>
    <dc:date>2016-09-24T00:39:32.14</dc:date>
    <dc:creator>SSE </dc:creator>
    <meta:editing-duration>PT27M31S</meta:editing-duration>
    <meta:editing-cycles>9</meta:editing-cycles>
    <meta:generator>OpenOffice/4.1.0$Win32 OpenOffice.org_project/410m18$Build-9764</meta:generator>
    <meta:document-statistic meta:object-count="798"/>
  </office:meta>
</office:document-meta>
</file>